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3cm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width="0.081cm" svg:stroke-color="#336699" draw:marker-start-width="0.321cm" draw:marker-end-width="0.321cm" draw:fill="none" draw:fill-color="#ffffff" draw:auto-grow-height="true" draw:auto-grow-width="false" fo:max-height="0cm" fo:min-height="1.47cm" fo:padding-top="0.165cm" fo:padding-bottom="0.165cm" fo:padding-left="0.29cm" fo:padding-right="0.29cm"/>
    </style:style>
    <style:style style:name="gr6" style:family="graphic" style:parent-style-name="standard">
      <style:graphic-properties draw:stroke="solid" svg:stroke-width="0.081cm" svg:stroke-color="#336699" draw:marker-start-width="0.321cm" draw:marker-end-width="0.321cm" draw:fill="none" draw:fill-color="#ffffff" draw:auto-grow-height="true" draw:auto-grow-width="false" fo:max-height="0cm" fo:min-height="0.713cm" fo:padding-top="0.165cm" fo:padding-bottom="0.165cm" fo:padding-left="0.29cm" fo:padding-right="0.29cm"/>
    </style:style>
    <style:style style:name="gr7" style:family="graphic" style:parent-style-name="standard">
      <style:graphic-properties draw:stroke="solid" svg:stroke-color="#000000" draw:fill="none" draw:fill-color="#ffffff" draw:auto-grow-height="true" draw:auto-grow-width="false" fo:max-height="0cm" fo:min-height="0.721cm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1.425cm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4cm"/>
    </style:style>
    <style:style style:name="gr10" style:family="graphic" style:parent-style-name="standard">
      <style:graphic-properties draw:stroke="solid" svg:stroke-width="0.053cm" svg:stroke-color="#ffcc99" draw:marker-start-width="0.279cm" draw:marker-end-width="0.279cm" draw:fill="none" draw:fill-color="#ffffff" draw:auto-grow-height="true" draw:auto-grow-width="false" fo:max-height="0cm" fo:min-height="0.713cm" fo:padding-top="0.151cm" fo:padding-bottom="0.151cm" fo:padding-left="0.276cm" fo:padding-right="0.276cm"/>
    </style:style>
    <style:style style:name="gr11" style:family="graphic" style:parent-style-name="standard">
      <style:graphic-properties draw:stroke="solid" svg:stroke-width="0.053cm" svg:stroke-color="#ffcc99" draw:marker-start-width="0.279cm" draw:marker-end-width="0.279cm" draw:fill="none" draw:fill-color="#ffffff" draw:auto-grow-height="true" draw:auto-grow-width="false" fo:max-height="0cm" fo:min-height="1.103cm" fo:padding-top="0.151cm" fo:padding-bottom="0.151cm" fo:padding-left="0.276cm" fo:padding-right="0.276cm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ax-height="0cm" fo:min-height="2.849cm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9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18pt" fo:font-weight="bold" style:font-weight-asian="bold" style:font-weight-complex="bold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P7" style:family="paragraph">
      <style:text-properties fo:font-size="18pt" fo:font-weight="normal" style:font-weight-asian="normal" style:font-weight-complex="normal"/>
    </style:style>
    <style:style style:name="P8" style:family="paragraph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font-size="18pt" fo:font-weight="normal" style:font-weight-asian="normal" style:font-weight-complex="normal"/>
    </style:style>
    <style:style style:name="T6" style:family="text">
      <style:text-properties fo:font-size="14pt" fo:font-style="italic" style:font-size-asian="14pt" style:font-style-asian="italic" style:font-size-complex="14pt" style:font-style-complex="italic"/>
    </style:style>
    <style:style style:name="T7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ebVysionSport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FitApp</text:span><text:span text:style-name="T1"><text:line-break/></text:span><text:span text:style-name="T1">Document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</text:p>
          </draw:text-box>
        </draw:frame>
        <draw:frame draw:style-name="gr2" draw:text-style-name="P2" draw:layer="layout" svg:width="2.6cm" svg:height="0.983cm" svg:x="12.9cm" svg:y="5.637cm">
          <draw:text-box>
            <text:p><text:span text:style-name="T2">Coach</text:span></text:p>
          </draw:text-box>
        </draw:frame>
        <draw:frame draw:style-name="gr3" draw:layer="layout" svg:width="2.2cm" svg:height="0.963cm" svg:x="1.4cm" svg:y="8.237cm">
          <draw:text-box>
            <text:p>Sport</text:p>
          </draw:text-box>
        </draw:frame>
        <draw:frame draw:style-name="gr3" draw:layer="layout" svg:width="3cm" svg:height="0.963cm" svg:x="4cm" svg:y="8.237cm">
          <draw:text-box>
            <text:p>Nutrition</text:p>
          </draw:text-box>
        </draw:frame>
        <draw:frame draw:style-name="gr3" draw:layer="layout" svg:width="3cm" svg:height="0.963cm" svg:x="7.2cm" svg:y="8.237cm">
          <draw:text-box>
            <text:p>Bilan</text:p>
          </draw:text-box>
        </draw:frame>
        <draw:frame draw:style-name="gr3" draw:layer="layout" svg:width="3cm" svg:height="0.963cm" svg:x="10.4cm" svg:y="8.237cm">
          <draw:text-box>
            <text:p>Élève</text:p>
          </draw:text-box>
        </draw:frame>
        <draw:frame draw:style-name="gr3" draw:layer="layout" svg:width="4.2cm" svg:height="0.963cm" svg:x="13.6cm" svg:y="8.237cm">
          <draw:text-box>
            <text:p>Ressources</text:p>
          </draw:text-box>
        </draw:frame>
        <draw:frame draw:style-name="gr3" draw:layer="layout" svg:width="4.2cm" svg:height="0.963cm" svg:x="18cm" svg:y="8.2cm">
          <draw:text-box>
            <text:p>Messagerie</text:p>
          </draw:text-box>
        </draw:frame>
        <draw:frame draw:style-name="gr3" draw:layer="layout" svg:width="4.2cm" svg:height="0.963cm" svg:x="22.4cm" svg:y="8.237cm">
          <draw:text-box>
            <text:p>Paramètres</text:p>
          </draw:text-box>
        </draw:frame>
        <draw:circle draw:style-name="gr4" draw:text-style-name="P3" draw:layer="layout" svg:width="1cm" svg:height="1cm" svg:x="4cm" svg:y="7.4cm">
          <text:p text:style-name="P3">B</text:p>
        </draw:circle>
        <draw:circle draw:style-name="gr4" draw:text-style-name="P3" draw:layer="layout" svg:width="1cm" svg:height="1cm" svg:x="1.2cm" svg:y="7.4cm">
          <text:p text:style-name="P3">C</text:p>
        </draw:circle>
        <draw:circle draw:style-name="gr4" draw:text-style-name="P3" draw:layer="layout" svg:width="1cm" svg:height="1cm" svg:x="22.4cm" svg:y="7.4cm">
          <text:p text:style-name="P3">A</text:p>
        </draw:circle>
        <draw:frame draw:style-name="gr3" draw:layer="layout" svg:width="3cm" svg:height="0.963cm" svg:x="10.4cm" svg:y="8.238cm">
          <draw:text-box>
            <text:p>Élève</text:p>
          </draw:text-box>
        </draw:frame>
        <draw:frame draw:style-name="gr5" draw:layer="layout" svg:width="8cm" svg:height="6.026cm" svg:x="2.2cm" svg:y="14cm">
          <draw:text-box>
            <text:p>Sécurité applicative<text:line-break/>Compte, Droit d'accès, …</text:p>
            <text:p><text:line-break/>4 types de comptes<text:line-break/> 1. Vous<text:line-break/> 2. Coach<text:line-break/> 3. Elève<text:line-break/> 4. Système</text:p>
          </draw:text-box>
        </draw:frame>
        <draw:frame draw:style-name="gr6" draw:layer="layout" svg:width="7.2cm" svg:height="1.043cm" svg:x="6.6cm" svg:y="10.6cm">
          <draw:text-box>
            <text:p>Gestion Abonnements</text:p>
          </draw:text-box>
        </draw:frame>
        <draw:circle draw:style-name="gr4" draw:text-style-name="P3" draw:layer="layout" svg:width="1cm" svg:height="1cm" svg:x="10.2cm" svg:y="7.4cm">
          <text:p text:style-name="P3">D</text:p>
        </draw:circle>
        <draw:circle draw:style-name="gr4" draw:text-style-name="P3" draw:layer="layout" svg:width="1cm" svg:height="1cm" svg:x="7cm" svg:y="7.4cm">
          <text:p text:style-name="P3">E</text:p>
        </draw:circle>
        <draw:circle draw:style-name="gr4" draw:text-style-name="P3" draw:layer="layout" svg:width="1cm" svg:height="1cm" svg:x="13.4cm" svg:y="7.4cm">
          <text:p text:style-name="P3">F</text:p>
        </draw:circle>
        <draw:circle draw:style-name="gr4" draw:text-style-name="P3" draw:layer="layout" svg:width="1cm" svg:height="1cm" svg:x="17.8cm" svg:y="7.4cm">
          <text:p text:style-name="P3">G</text:p>
        </draw:circle>
        <draw:circle draw:style-name="gr4" draw:text-style-name="P3" draw:layer="layout" svg:width="1cm" svg:height="1cm" svg:x="2cm" svg:y="13.4cm">
          <text:p text:style-name="P3">A.1</text:p>
        </draw:circl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5" draw:layer="layout" svg:width="6.202cm" svg:height="0.963cm" draw:transform="rotate (-0.0082030474855588) translate (0.798cm 10.2cm)">
          <draw:text-box>
            <text:p><text:span text:style-name="T4">Programme Sportif </text:span></text:p>
          </draw:text-box>
        </draw:frame>
        <draw:frame draw:style-name="gr3" draw:text-style-name="P5" draw:layer="layout" svg:width="2.595cm" svg:height="0.963cm" draw:transform="rotate (-0.0082030474855588) translate (13.599cm 10.2cm)">
          <draw:text-box>
            <text:p><text:span text:style-name="T4">Circuit </text:span></text:p>
          </draw:text-box>
        </draw:frame>
        <draw:frame draw:style-name="gr7" draw:text-style-name="P5" draw:layer="layout" svg:width="3.398cm" svg:height="0.971cm" draw:transform="rotate (-0.0082030474855588) translate (16.402cm 10.2cm)">
          <draw:text-box>
            <text:p><text:span text:style-name="T4">Exercices </text:span></text:p>
          </draw:text-box>
        </draw:frame>
        <draw:frame draw:style-name="gr8" draw:text-style-name="P5" draw:layer="layout" svg:width="6.202cm" svg:height="1.675cm" draw:transform="rotate (-0.0082030474855588) translate (7.198cm 10.2cm)">
          <draw:text-box>
            <text:p><text:span text:style-name="T4">Programme Sportif</text:span><text:span text:style-name="T4"><text:line-break/></text:span><text:span text:style-name="T4">Template </text:span></text:p>
          </draw:text-box>
        </draw:frame>
        <draw:frame draw:style-name="gr2" draw:text-style-name="P2" draw:layer="layout" svg:width="2.2cm" svg:height="0.983cm" svg:x="1.4cm" svg:y="8.237cm">
          <draw:text-box>
            <text:p><text:span text:style-name="T2">Sport</text:span></text:p>
          </draw:text-box>
        </draw:frame>
        <draw:frame draw:style-name="gr3" draw:layer="layout" svg:width="3cm" svg:height="0.963cm" svg:x="4cm" svg:y="8.237cm">
          <draw:text-box>
            <text:p>Nutrition</text:p>
          </draw:text-box>
        </draw:frame>
        <draw:frame draw:style-name="gr3" draw:layer="layout" svg:width="3cm" svg:height="0.963cm" svg:x="7.2cm" svg:y="8.237cm">
          <draw:text-box>
            <text:p>Bilan</text:p>
          </draw:text-box>
        </draw:frame>
        <draw:frame draw:style-name="gr3" draw:layer="layout" svg:width="3cm" svg:height="0.963cm" svg:x="10.4cm" svg:y="8.237cm">
          <draw:text-box>
            <text:p>Élève</text:p>
          </draw:text-box>
        </draw:frame>
        <draw:frame draw:style-name="gr3" draw:layer="layout" svg:width="4.2cm" svg:height="0.963cm" svg:x="13.6cm" svg:y="8.237cm">
          <draw:text-box>
            <text:p>Ressources</text:p>
          </draw:text-box>
        </draw:frame>
        <draw:frame draw:style-name="gr3" draw:layer="layout" svg:width="4.2cm" svg:height="0.963cm" svg:x="18cm" svg:y="8.2cm">
          <draw:text-box>
            <text:p>Messagerie</text:p>
          </draw:text-box>
        </draw:frame>
        <draw:frame draw:style-name="gr3" draw:layer="layout" svg:width="4.2cm" svg:height="0.963cm" svg:x="22.4cm" svg:y="8.237cm">
          <draw:text-box>
            <text:p>Paramètres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 – Coach – Sport - Exercices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5" draw:layer="layout" svg:width="6.202cm" svg:height="0.963cm" draw:transform="rotate (-0.0082030474855588) translate (0.798cm 10.2cm)">
          <draw:text-box>
            <text:p><text:span text:style-name="T4">Programme Sportif </text:span></text:p>
          </draw:text-box>
        </draw:frame>
        <draw:frame draw:style-name="gr3" draw:text-style-name="P5" draw:layer="layout" svg:width="2.595cm" svg:height="0.963cm" draw:transform="rotate (-0.0082030474855588) translate (14.699cm 10.2cm)">
          <draw:text-box>
            <text:p><text:span text:style-name="T4">Circuit </text:span></text:p>
          </draw:text-box>
        </draw:frame>
        <draw:frame draw:style-name="gr9" draw:text-style-name="P5" draw:layer="layout" svg:width="3.706cm" svg:height="0.984cm" draw:transform="rotate (-0.0082030474855588) translate (17.502cm 10.2cm)">
          <draw:text-box>
            <text:p><text:span text:style-name="T3">Exercices</text:span><text:span text:style-name="T4"> </text:span></text:p>
          </draw:text-box>
        </draw:frame>
        <draw:frame draw:style-name="gr8" draw:text-style-name="P7" draw:layer="layout" svg:width="6.397cm" svg:height="1.675cm" draw:transform="rotate (-0.0082030474855588) translate (7.014cm 10.2cm)">
          <draw:text-box>
            <text:p><text:span text:style-name="T5">Programme Sportif</text:span><text:span text:style-name="T5"><text:line-break/></text:span><text:span text:style-name="T5">Template </text:span></text:p>
          </draw:text-box>
        </draw:frame>
        <draw:frame draw:style-name="gr2" draw:text-style-name="P2" draw:layer="layout" svg:width="2.2cm" svg:height="0.983cm" svg:x="1.4cm" svg:y="8.237cm">
          <draw:text-box>
            <text:p><text:span text:style-name="T2">Sport</text:span></text:p>
          </draw:text-box>
        </draw:frame>
        <draw:frame draw:style-name="gr3" draw:layer="layout" svg:width="3cm" svg:height="0.963cm" svg:x="4cm" svg:y="8.237cm">
          <draw:text-box>
            <text:p>Nutrition</text:p>
          </draw:text-box>
        </draw:frame>
        <draw:frame draw:style-name="gr3" draw:layer="layout" svg:width="3cm" svg:height="0.963cm" svg:x="7.2cm" svg:y="8.237cm">
          <draw:text-box>
            <text:p>Bilan</text:p>
          </draw:text-box>
        </draw:frame>
        <draw:frame draw:style-name="gr3" draw:layer="layout" svg:width="3cm" svg:height="0.963cm" svg:x="10.4cm" svg:y="8.237cm">
          <draw:text-box>
            <text:p>Élève</text:p>
          </draw:text-box>
        </draw:frame>
        <draw:frame draw:style-name="gr3" draw:layer="layout" svg:width="4.2cm" svg:height="0.963cm" svg:x="13.6cm" svg:y="8.237cm">
          <draw:text-box>
            <text:p>Ressources</text:p>
          </draw:text-box>
        </draw:frame>
        <draw:frame draw:style-name="gr3" draw:layer="layout" svg:width="4.2cm" svg:height="0.963cm" svg:x="18cm" svg:y="8.2cm">
          <draw:text-box>
            <text:p>Messagerie</text:p>
          </draw:text-box>
        </draw:frame>
        <draw:frame draw:style-name="gr3" draw:layer="layout" svg:width="4.2cm" svg:height="0.963cm" svg:x="22.4cm" svg:y="8.237cm">
          <draw:text-box>
            <text:p>Paramètres</text:p>
          </draw:text-box>
        </draw:frame>
        <draw:frame draw:style-name="gr3" draw:text-style-name="P5" draw:layer="layout" svg:width="2.995cm" svg:height="0.963cm" draw:transform="rotate (-0.0082030474855588) translate (15.205cm 12.212cm)">
          <draw:text-box>
            <text:p><text:span text:style-name="T4">Exercice</text:span></text:p>
          </draw:text-box>
        </draw:frame>
        <draw:frame draw:style-name="gr10" draw:text-style-name="P5" draw:layer="layout" svg:width="4.585cm" svg:height="1.015cm" draw:transform="rotate (-0.0082030474855588) translate (18.808cm 12.2cm)">
          <draw:text-box>
            <text:p><text:span text:style-name="T4">Liste Muscles</text:span></text:p>
          </draw:text-box>
        </draw:frame>
        <draw:frame draw:style-name="gr3" draw:text-style-name="P5" draw:layer="layout" svg:width="2.595cm" svg:height="0.963cm" draw:transform="rotate (-0.0082030474855588) translate (7.805cm 14.016cm)">
          <draw:text-box>
            <text:p><text:span text:style-name="T4">Coach</text:span></text:p>
          </draw:text-box>
        </draw:frame>
        <draw:frame draw:style-name="gr3" draw:text-style-name="P5" draw:layer="layout" svg:width="2.595cm" svg:height="0.963cm" draw:transform="rotate (-0.0082030474855588) translate (10.605cm 14cm)">
          <draw:text-box>
            <text:p><text:span text:style-name="T4">Titre</text:span></text:p>
          </draw:text-box>
        </draw:frame>
        <draw:frame draw:style-name="gr7" draw:text-style-name="P5" draw:layer="layout" svg:width="3.203cm" svg:height="0.971cm" draw:transform="rotate (-0.0082030474855588) translate (13.605cm 14.016cm)">
          <draw:text-box>
            <text:p><text:span text:style-name="T4">Muscles</text:span></text:p>
          </draw:text-box>
        </draw:frame>
        <draw:frame draw:style-name="gr3" draw:text-style-name="P5" draw:layer="layout" svg:width="5.406cm" svg:height="0.963cm" draw:transform="rotate (-0.0082030474855588) translate (13.797cm 15.403cm)">
          <draw:text-box>
            <text:p><text:span text:style-name="T4">Muscle principal</text:span></text:p>
          </draw:text-box>
        </draw:frame>
        <draw:frame draw:style-name="gr3" draw:text-style-name="P5" draw:layer="layout" svg:width="6.795cm" svg:height="0.963cm" draw:transform="rotate (-0.0082030474855588) translate (13.805cm 16.581cm)">
          <draw:text-box>
            <text:p><text:span text:style-name="T4">Muscles secondaires</text:span></text:p>
          </draw:text-box>
        </draw:frame>
        <draw:frame draw:style-name="gr3" draw:text-style-name="P5" draw:layer="layout" svg:width="3.798cm" svg:height="0.963cm" draw:transform="rotate (-0.0082030474855588) translate (17.602cm 14cm)">
          <draw:text-box>
            <text:p><text:span text:style-name="T4">Description</text:span></text:p>
          </draw:text-box>
        </draw:frame>
        <draw:frame draw:style-name="gr3" draw:text-style-name="P5" draw:layer="layout" svg:width="3.798cm" svg:height="0.963cm" draw:transform="rotate (-0.0082030474855588) translate (21.608cm 14.006cm)">
          <draw:text-box>
            <text:p><text:span text:style-name="T4">Vidéo</text:span></text:p>
          </draw:text-box>
        </draw:frame>
        <draw:frame draw:style-name="gr11" draw:text-style-name="P8" draw:layer="layout" svg:width="3.198cm" svg:height="1.405cm" draw:transform="rotate (-0.0082030474855588) translate (23.802cm 12cm)">
          <draw:text-box>
            <text:p><text:span text:style-name="T6">Catégorie</text:span><text:span text:style-name="T6"><text:line-break/></text:span><text:span text:style-name="T6">Exercices</text:span></text:p>
          </draw:text-box>
        </draw:frame>
        <draw:ellipse draw:style-name="gr4" draw:text-style-name="P3" draw:layer="layout" svg:width="0.8cm" svg:height="0.6cm" svg:x="22.8cm" svg:y="11.8cm">
          <text:p text:style-name="P3">1</text:p>
        </draw:ellipse>
        <draw:ellipse draw:style-name="gr4" draw:text-style-name="P3" draw:layer="layout" svg:width="0.8cm" svg:height="0.6cm" svg:x="17.4cm" svg:y="11.8cm">
          <text:p text:style-name="P3">2</text:p>
        </draw:ellipse>
        <draw:ellipse draw:style-name="gr4" draw:text-style-name="P3" draw:layer="layout" svg:width="0.8cm" svg:height="0.6cm" svg:x="20.6cm" svg:y="10cm">
          <text:p text:style-name="P3">3</text:p>
        </draw:ellips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 – Coach – Sport – Exercices<text:line-break/>Questions</text:p>
          </draw:text-box>
        </draw:frame>
        <draw:frame draw:style-name="gr12" draw:text-style-name="P7" draw:layer="layout" svg:width="21.792cm" svg:height="7.917cm" draw:transform="rotate (-0.0082030474855588) translate (2.225cm 6.522cm)">
          <draw:text-box>
            <text:list text:style-name="L1">
              <text:list-item>
                <text:p text:style-name="P5"><text:span text:style-name="T5">Regrouper un circuit plutôt par série et ensuite par exercice</text:span><text:span text:style-name="T5"><text:line-break/></text:span><text:span text:style-name="T5">Série 1</text:span><text:span text:style-name="T5"><text:line-break/></text:span><text:span text:style-name="T5"><text:tab/></text:span><text:span text:style-name="T5">Exercice 1, 8 répétitions, poids, temps repos</text:span></text:p>
                <text:p text:style-name="P5"><text:span text:style-name="T5"><text:tab/></text:span><text:span text:style-name="T5">Exercice 2, 8 répétitions, poids, temps repos</text:span></text:p>
                <text:p text:style-name="P5"><text:span text:style-name="T5">Série 2</text:span></text:p>
                <text:p text:style-name="P5"><text:span text:style-name="T5"><text:tab/></text:span><text:span text:style-name="T5">Exercice 1, 8 répétitions, poids, temps repos</text:span></text:p>
                <text:p text:style-name="P5"><text:span text:style-name="T5"><text:tab/></text:span><text:span text:style-name="T5">Exercice 2, 8 répétitions, poids, temps repos</text:span></text:p>
                <text:p text:style-name="P5"><text:span text:style-name="T5"/></text:p>
              </text:list-item>
              <text:list-item>
                <text:p text:style-name="P5"><text:span text:style-name="T5">Le coach peut-il choisir de ne pas partager un de ses exercices ?</text:span></text:p>
                <text:p text:style-name="P5"><text:span text:style-name="T7"/></text:p>
              </text:list-item>
              <text:list-item>
                <text:p text:style-name="P5"><text:span text:style-name="T8">Conserve-t-on la liste « Catégorie Exercices » 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</text:p>
          </draw:text-box>
        </draw:frame>
        <draw:connector draw:style-name="gr13" draw:text-style-name="P3" draw:layer="layout" svg:x1="14.2cm" svg:y1="6.62cm" svg:x2="6.5cm" svg:y2="8.237cm" draw:start-shape="id1" draw:start-glue-point="2" draw:end-shape="id2" draw:end-glue-point="0" svg:d="M14200 6620v809h-7700v808">
          <text:p/>
        </draw:connector>
        <draw:frame draw:style-name="gr2" draw:text-style-name="P4" xml:id="id1" draw:id="id1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5" xml:id="id2" draw:id="id2" draw:layer="layout" svg:width="2.2cm" svg:height="0.963cm" svg:x="5.4cm" svg:y="8.237cm">
          <draw:text-box>
            <text:p><text:span text:style-name="T4">Sport</text:span></text:p>
          </draw:text-box>
        </draw:frame>
        <draw:frame draw:style-name="gr3" draw:text-style-name="P5" draw:layer="layout" svg:width="6.202cm" svg:height="0.963cm" draw:transform="rotate (-0.0082030474855588) translate (0.798cm 10.2cm)">
          <draw:text-box>
            <text:p><text:span text:style-name="T4">Diète</text:span></text:p>
          </draw:text-box>
        </draw:frame>
        <draw:frame draw:style-name="gr14" draw:text-style-name="P5" draw:layer="layout" svg:width="2.801cm" svg:height="0.989cm" draw:transform="rotate (-0.0082030474855588) translate (20.205cm 10.2cm)">
          <draw:text-box>
            <text:p><text:span text:style-name="T4">Aliment </text:span></text:p>
          </draw:text-box>
        </draw:frame>
        <draw:frame draw:style-name="gr7" draw:text-style-name="P5" draw:layer="layout" svg:width="3.398cm" svg:height="0.971cm" draw:transform="rotate (-0.0082030474855588) translate (16.402cm 10.2cm)">
          <draw:text-box>
            <text:p><text:span text:style-name="T4">Recette </text:span></text:p>
          </draw:text-box>
        </draw:frame>
        <draw:frame draw:style-name="gr3" draw:text-style-name="P5" draw:layer="layout" svg:width="6.202cm" svg:height="0.963cm" draw:transform="rotate (-0.0082030474855588) translate (7.198cm 10.2cm)">
          <draw:text-box>
            <text:p><text:span text:style-name="T4">Diète Template </text:span></text:p>
          </draw:text-box>
        </draw:frame>
        <draw:frame draw:style-name="gr8" draw:text-style-name="P5" draw:layer="layout" svg:width="2.2cm" svg:height="1.675cm" svg:x="1.4cm" svg:y="12cm">
          <draw:text-box>
            <text:p><text:span text:style-name="T4">En cours</text:span></text:p>
          </draw:text-box>
        </draw:frame>
        <draw:connector draw:style-name="gr13" draw:text-style-name="P3" draw:layer="layout" svg:x1="14.2cm" svg:y1="6.62cm" svg:x2="21.7cm" svg:y2="8.237cm" draw:start-shape="id1" draw:start-glue-point="2" draw:end-shape="id3" draw:end-glue-point="0" svg:d="M14200 6620v809h7500v808">
          <text:p/>
        </draw:connector>
        <draw:frame draw:style-name="gr3" draw:text-style-name="P5" xml:id="id3" draw:id="id3" draw:layer="layout" svg:width="3cm" svg:height="0.963cm" svg:x="20.2cm" svg:y="8.237cm">
          <draw:text-box>
            <text:p><text:span text:style-name="T4">Nutri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van Excoffier</meta:initial-creator>
    <meta:creation-date>2022-05-24T11:57:33.32</meta:creation-date>
    <meta:editing-duration>PT2H48M1S</meta:editing-duration>
    <meta:editing-cycles>13</meta:editing-cycles>
    <dc:date>2022-05-24T15:56:44.20</dc:date>
    <dc:creator>Yvan Excoffier</dc:creator>
    <meta:generator>OpenOffice/4.1.12$Win32 OpenOffice.org_project/4112m1$Build-9809</meta:generator>
    <meta:document-statistic meta:object-count="107"/>
  </office:meta>
</office:document-meta>
</file>